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39.11mm"/>
    </style:style>
    <style:style style:name="co5" style:family="table-column">
      <style:table-column-properties fo:break-before="auto" style:column-width="1.98mm"/>
    </style:style>
    <style:style style:name="co6" style:family="table-column">
      <style:table-column-properties fo:break-before="auto" style:column-width="3.72mm"/>
    </style:style>
    <style:style style:name="co7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77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8"/>
        <table:table-column table:style-name="co4" table:number-columns-repeated="6" table:default-cell-style-name="ce23"/>
        <table:table-column table:style-name="co5" table:default-cell-style-name="ce34"/>
        <table:table-column table:style-name="co6" table:default-cell-style-name="ce34"/>
        <table:table-column table:style-name="co7" table:number-columns-repeated="246" table:default-cell-style-name="ce34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5-12 運輸部門能源消費（按運輸型態別）</text:p>
          </table:table-cell>
          <table:covered-table-cell table:number-columns-repeated="8" table:style-name="ce8"/>
          <table:table-cell table:style-name="ce31" table:number-columns-repeated="1015"/>
        </table:table-row>
        <table:table-row table:style-name="ro2">
          <table:table-cell table:style-name="ce2" table:number-columns-repeated="2"/>
          <table:table-cell table:style-name="ce13"/>
          <table:table-cell table:style-name="ce19" table:number-columns-repeated="5"/>
          <table:table-cell table:style-name="ce27" office:value-type="string" calcext:value-type="string">
            <text:p>單位：公秉油當量</text:p>
          </table:table-cell>
          <table:table-cell table:style-name="ce32" table:number-columns-repeated="1015"/>
        </table:table-row>
        <table:table-row table:style-name="ro3">
          <table:table-cell table:style-name="ce3" office:value-type="string" calcext:value-type="string" table:number-columns-spanned="3" table:number-rows-spanned="1">
            <text:p>年　　　　月</text:p>
          </table:table-cell>
          <table:covered-table-cell table:style-name="ce9"/>
          <table:covered-table-cell table:style-name="ce14"/>
          <table:table-cell table:style-name="ce3" office:value-type="string" calcext:value-type="string">
            <text:p>合計</text:p>
          </table:table-cell>
          <table:table-cell table:style-name="ce3" office:value-type="string" calcext:value-type="string">
            <text:p>國內航空</text:p>
          </table:table-cell>
          <table:table-cell table:style-name="ce3" office:value-type="string" calcext:value-type="string">
            <text:p>公路</text:p>
          </table:table-cell>
          <table:table-cell table:style-name="ce3" office:value-type="string" calcext:value-type="string">
            <text:p>鐵路</text:p>
          </table:table-cell>
          <table:table-cell table:style-name="ce3" office:value-type="string" calcext:value-type="string">
            <text:p>管線運輸</text:p>
          </table:table-cell>
          <table:table-cell table:style-name="ce3" office:value-type="string" calcext:value-type="string">
            <text:p>國內水運</text:p>
          </table:table-cell>
          <table:table-cell table:style-name="ce32" table:number-columns-repeated="1015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0"/>
          <table:table-cell table:style-name="ce15"/>
          <table:table-cell table:style-name="ce20" office:value-type="float" office:value="12960742.2714494" calcext:value-type="float">
            <text:p><text:s/>12,960,742 <text:s/></text:p>
          </table:table-cell>
          <table:table-cell table:style-name="ce24" office:value-type="float" office:value="280422.444444444" calcext:value-type="float">
            <text:p><text:s/>280,422 <text:s/></text:p>
          </table:table-cell>
          <table:table-cell table:style-name="ce24" office:value-type="float" office:value="12169409.0362183" calcext:value-type="float">
            <text:p><text:s/>12,169,409 <text:s/></text:p>
          </table:table-cell>
          <table:table-cell table:style-name="ce24" office:value-type="float" office:value="87299.9907866667" calcext:value-type="float">
            <text:p><text:s/>87,300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423610.8" calcext:value-type="float">
            <text:p><text:s/>423,611 <text:s/></text:p>
          </table:table-cell>
          <table:table-cell table:style-name="ce33"/>
          <table:table-cell table:number-columns-repeated="1014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1"/>
          <table:table-cell table:style-name="ce16"/>
          <table:table-cell table:style-name="ce21" office:value-type="float" office:value="12965739.8481861" calcext:value-type="float">
            <text:p><text:s/>12,965,740 <text:s/></text:p>
          </table:table-cell>
          <table:table-cell table:style-name="ce25" office:value-type="float" office:value="234054.5" calcext:value-type="float">
            <text:p><text:s/>234,055 <text:s/></text:p>
          </table:table-cell>
          <table:table-cell table:style-name="ce25" office:value-type="float" office:value="12308039.6785194" calcext:value-type="float">
            <text:p><text:s/>12,308,040 <text:s/></text:p>
          </table:table-cell>
          <table:table-cell table:style-name="ce25" office:value-type="float" office:value="82427.003" calcext:value-type="float">
            <text:p><text:s/>82,427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9" office:value-type="float" office:value="341218.666666667" calcext:value-type="float">
            <text:p><text:s/>341,219 <text:s/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1"/>
          <table:table-cell table:style-name="ce16"/>
          <table:table-cell table:style-name="ce21" office:value-type="float" office:value="13469596.4221544" calcext:value-type="float">
            <text:p><text:s/>13,469,596 <text:s/></text:p>
          </table:table-cell>
          <table:table-cell table:style-name="ce25" office:value-type="float" office:value="239688.888888889" calcext:value-type="float">
            <text:p><text:s/>239,689 <text:s/></text:p>
          </table:table-cell>
          <table:table-cell table:style-name="ce25" office:value-type="float" office:value="12769828.4372856" calcext:value-type="float">
            <text:p><text:s/>12,769,828 <text:s/></text:p>
          </table:table-cell>
          <table:table-cell table:style-name="ce25" office:value-type="float" office:value="83709.49598" calcext:value-type="float">
            <text:p><text:s/>83,709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9" office:value-type="float" office:value="376369.6" calcext:value-type="float">
            <text:p><text:s/>376,370 <text:s/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1"/>
          <table:table-cell table:style-name="ce16"/>
          <table:table-cell table:style-name="ce21" office:value-type="float" office:value="13841572.1408956" calcext:value-type="float">
            <text:p><text:s/>13,841,572 <text:s/></text:p>
          </table:table-cell>
          <table:table-cell table:style-name="ce25" office:value-type="float" office:value="219925.333333333" calcext:value-type="float">
            <text:p><text:s/>219,925 <text:s/></text:p>
          </table:table-cell>
          <table:table-cell table:style-name="ce25" office:value-type="float" office:value="13138978.60558" calcext:value-type="float">
            <text:p><text:s/>13,138,979 <text:s/></text:p>
          </table:table-cell>
          <table:table-cell table:style-name="ce25" office:value-type="float" office:value="84269.4365133333" calcext:value-type="float">
            <text:p><text:s/>84,269 <text:s/></text:p>
          </table:table-cell>
          <table:table-cell table:style-name="ce25" office:value-type="float" office:value="3919.03213555556" calcext:value-type="float">
            <text:p><text:s/>3,919 <text:s/></text:p>
          </table:table-cell>
          <table:table-cell table:style-name="ce29" office:value-type="float" office:value="394479.733333333" calcext:value-type="float">
            <text:p><text:s/>394,480 <text:s/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1"/>
          <table:table-cell table:style-name="ce16"/>
          <table:table-cell table:style-name="ce21" office:value-type="float" office:value="13805962.323565" calcext:value-type="float">
            <text:p><text:s/>13,805,962 <text:s/></text:p>
          </table:table-cell>
          <table:table-cell table:style-name="ce25" office:value-type="float" office:value="191698.003111111" calcext:value-type="float">
            <text:p><text:s/>191,698 <text:s/></text:p>
          </table:table-cell>
          <table:table-cell table:style-name="ce25" office:value-type="float" office:value="13152542.9967783" calcext:value-type="float">
            <text:p><text:s/>13,152,543 <text:s/></text:p>
          </table:table-cell>
          <table:table-cell table:style-name="ce25" office:value-type="float" office:value="86489.2465888889" calcext:value-type="float">
            <text:p><text:s/>86,489 <text:s/></text:p>
          </table:table-cell>
          <table:table-cell table:style-name="ce25" office:value-type="float" office:value="3975.67708666667" calcext:value-type="float">
            <text:p><text:s/>3,976 <text:s/></text:p>
          </table:table-cell>
          <table:table-cell table:style-name="ce29" office:value-type="float" office:value="371256.4" calcext:value-type="float">
            <text:p><text:s/>371,256 <text:s/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1"/>
          <table:table-cell table:style-name="ce16"/>
          <table:table-cell table:style-name="ce21" office:value-type="float" office:value="13334384.4777294" calcext:value-type="float">
            <text:p><text:s/>13,334,384 <text:s/></text:p>
          </table:table-cell>
          <table:table-cell table:style-name="ce25" office:value-type="float" office:value="144939.555555556" calcext:value-type="float">
            <text:p><text:s/>144,940 <text:s/></text:p>
          </table:table-cell>
          <table:table-cell table:style-name="ce25" office:value-type="float" office:value="12738641.4532717" calcext:value-type="float">
            <text:p><text:s/>12,738,641 <text:s/></text:p>
          </table:table-cell>
          <table:table-cell table:style-name="ce25" office:value-type="float" office:value="112021.120806667" calcext:value-type="float">
            <text:p><text:s/>112,021 <text:s/></text:p>
          </table:table-cell>
          <table:table-cell table:style-name="ce25" office:value-type="float" office:value="4072.21476222222" calcext:value-type="float">
            <text:p><text:s/>4,072 <text:s/></text:p>
          </table:table-cell>
          <table:table-cell table:style-name="ce29" office:value-type="float" office:value="334710.133333333" calcext:value-type="float">
            <text:p><text:s/>334,710 <text:s/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1"/>
          <table:table-cell table:style-name="ce16"/>
          <table:table-cell table:style-name="ce21" office:value-type="float" office:value="12556999.5667928" calcext:value-type="float">
            <text:p><text:s/>12,557,000 <text:s/></text:p>
          </table:table-cell>
          <table:table-cell table:style-name="ce25" office:value-type="float" office:value="96160.8888888889" calcext:value-type="float">
            <text:p><text:s/>96,161 <text:s/></text:p>
          </table:table-cell>
          <table:table-cell table:style-name="ce25" office:value-type="float" office:value="12048282.8046506" calcext:value-type="float">
            <text:p><text:s/>12,048,283 <text:s/></text:p>
          </table:table-cell>
          <table:table-cell table:style-name="ce25" office:value-type="float" office:value="137552.810791111" calcext:value-type="float">
            <text:p><text:s/>137,553 <text:s/></text:p>
          </table:table-cell>
          <table:table-cell table:style-name="ce25" office:value-type="float" office:value="3818.39579555556" calcext:value-type="float">
            <text:p><text:s/>3,818 <text:s/></text:p>
          </table:table-cell>
          <table:table-cell table:style-name="ce29" office:value-type="float" office:value="271184.666666667" calcext:value-type="float">
            <text:p><text:s/>271,185 <text:s/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1"/>
          <table:table-cell table:style-name="ce16"/>
          <table:table-cell table:style-name="ce21" office:value-type="float" office:value="12695024.7804444" calcext:value-type="float">
            <text:p><text:s/>12,695,025 <text:s/></text:p>
          </table:table-cell>
          <table:table-cell table:style-name="ce25" office:value-type="float" office:value="84766.2222222222" calcext:value-type="float">
            <text:p><text:s/>84,766 <text:s/></text:p>
          </table:table-cell>
          <table:table-cell table:style-name="ce25" office:value-type="float" office:value="12198384.5702111" calcext:value-type="float">
            <text:p><text:s/>12,198,385 <text:s/></text:p>
          </table:table-cell>
          <table:table-cell table:style-name="ce25" office:value-type="float" office:value="132517.715997778" calcext:value-type="float">
            <text:p><text:s/>132,518 <text:s/></text:p>
          </table:table-cell>
          <table:table-cell table:style-name="ce25" office:value-type="float" office:value="3962.13868" calcext:value-type="float">
            <text:p><text:s/>3,962 <text:s/></text:p>
          </table:table-cell>
          <table:table-cell table:style-name="ce29" office:value-type="float" office:value="275394.133333333" calcext:value-type="float">
            <text:p><text:s/>275,394 <text:s/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1"/>
          <table:table-cell table:style-name="ce16"/>
          <table:table-cell table:style-name="ce21" office:value-type="float" office:value="13111979.2727906" calcext:value-type="float">
            <text:p><text:s/>13,111,979 <text:s/></text:p>
          </table:table-cell>
          <table:table-cell table:style-name="ce25" office:value-type="float" office:value="85692.4444444444" calcext:value-type="float">
            <text:p><text:s/>85,692 <text:s/></text:p>
          </table:table-cell>
          <table:table-cell table:style-name="ce25" office:value-type="float" office:value="12581195.4962528" calcext:value-type="float">
            <text:p><text:s/>12,581,195 <text:s/></text:p>
          </table:table-cell>
          <table:table-cell table:style-name="ce25" office:value-type="float" office:value="139674.683693333" calcext:value-type="float">
            <text:p><text:s/>139,675 <text:s/></text:p>
          </table:table-cell>
          <table:table-cell table:style-name="ce25" office:value-type="float" office:value="4172.38173333333" calcext:value-type="float">
            <text:p><text:s/>4,172 <text:s/></text:p>
          </table:table-cell>
          <table:table-cell table:style-name="ce29" office:value-type="float" office:value="301244.266666667" calcext:value-type="float">
            <text:p><text:s/>301,244 <text:s/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1"/>
          <table:table-cell table:style-name="ce16"/>
          <table:table-cell table:style-name="ce21" office:value-type="float" office:value="13296795.4158878" calcext:value-type="float">
            <text:p><text:s/>13,296,795 <text:s/></text:p>
          </table:table-cell>
          <table:table-cell table:style-name="ce25" office:value-type="float" office:value="95567.1111111111" calcext:value-type="float">
            <text:p><text:s/>95,567 <text:s/></text:p>
          </table:table-cell>
          <table:table-cell table:style-name="ce25" office:value-type="float" office:value="12771371.6475256" calcext:value-type="float">
            <text:p><text:s/>12,771,372 <text:s/></text:p>
          </table:table-cell>
          <table:table-cell table:style-name="ce25" office:value-type="float" office:value="145104.301635556" calcext:value-type="float">
            <text:p><text:s/>145,104 <text:s/></text:p>
          </table:table-cell>
          <table:table-cell table:style-name="ce25" office:value-type="float" office:value="3871.28894888889" calcext:value-type="float">
            <text:p><text:s/>3,871 <text:s/></text:p>
          </table:table-cell>
          <table:table-cell table:style-name="ce29" office:value-type="float" office:value="280881.066666667" calcext:value-type="float">
            <text:p><text:s/>280,881 <text:s/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1"/>
          <table:table-cell table:style-name="ce16"/>
          <table:table-cell table:style-name="ce21" office:value-type="float" office:value="13022261.8349167" calcext:value-type="float">
            <text:p><text:s/>13,022,262 <text:s/></text:p>
          </table:table-cell>
          <table:table-cell table:style-name="ce25" office:value-type="float" office:value="96098.6666666667" calcext:value-type="float">
            <text:p><text:s/>96,099 <text:s/></text:p>
          </table:table-cell>
          <table:table-cell table:style-name="ce25" office:value-type="float" office:value="12603563.27845" calcext:value-type="float">
            <text:p><text:s/>12,603,563 <text:s/></text:p>
          </table:table-cell>
          <table:table-cell table:style-name="ce25" office:value-type="float" office:value="147402.329002222" calcext:value-type="float">
            <text:p><text:s/>147,402 <text:s/></text:p>
          </table:table-cell>
          <table:table-cell table:style-name="ce25" office:value-type="float" office:value="3886.49413111111" calcext:value-type="float">
            <text:p><text:s/>3,886 <text:s/></text:p>
          </table:table-cell>
          <table:table-cell table:style-name="ce29" office:value-type="float" office:value="171311.066666667" calcext:value-type="float">
            <text:p><text:s/>171,311 <text:s/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1"/>
          <table:table-cell table:style-name="ce16"/>
          <table:table-cell table:style-name="ce21" office:value-type="float" office:value="13009584.0748822" calcext:value-type="float">
            <text:p><text:s/>13,009,584 <text:s/></text:p>
          </table:table-cell>
          <table:table-cell table:style-name="ce25" office:value-type="float" office:value="87956.4444444444" calcext:value-type="float">
            <text:p><text:s/>87,956 <text:s/></text:p>
          </table:table-cell>
          <table:table-cell table:style-name="ce25" office:value-type="float" office:value="12599995.1760711" calcext:value-type="float">
            <text:p><text:s/>12,599,995 <text:s/></text:p>
          </table:table-cell>
          <table:table-cell table:style-name="ce25" office:value-type="float" office:value="152281.820215556" calcext:value-type="float">
            <text:p><text:s/>152,282 <text:s/></text:p>
          </table:table-cell>
          <table:table-cell table:style-name="ce25" office:value-type="float" office:value="3344.90081777778" calcext:value-type="float">
            <text:p><text:s/>3,345 <text:s/></text:p>
          </table:table-cell>
          <table:table-cell table:style-name="ce29" office:value-type="float" office:value="166005.733333333" calcext:value-type="float">
            <text:p><text:s/>166,006 <text:s/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1"/>
          <table:table-cell table:style-name="ce16"/>
          <table:table-cell table:style-name="ce21" office:value-type="float" office:value="13142426.6281561" calcext:value-type="float">
            <text:p><text:s/>13,142,427 <text:s/></text:p>
          </table:table-cell>
          <table:table-cell table:style-name="ce25" office:value-type="float" office:value="98889.7777777778" calcext:value-type="float">
            <text:p><text:s/>98,890 <text:s/></text:p>
          </table:table-cell>
          <table:table-cell table:style-name="ce25" office:value-type="float" office:value="12724131.7036561" calcext:value-type="float">
            <text:p><text:s/>12,724,132 <text:s/></text:p>
          </table:table-cell>
          <table:table-cell table:style-name="ce25" office:value-type="float" office:value="153979.615988889" calcext:value-type="float">
            <text:p><text:s/>153,980 <text:s/></text:p>
          </table:table-cell>
          <table:table-cell table:style-name="ce25" office:value-type="float" office:value="3820.1974" calcext:value-type="float">
            <text:p><text:s/>3,820 <text:s/></text:p>
          </table:table-cell>
          <table:table-cell table:style-name="ce29" office:value-type="float" office:value="161605.333333333" calcext:value-type="float">
            <text:p><text:s/>161,605 <text:s/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1"/>
          <table:table-cell table:style-name="ce16"/>
          <table:table-cell table:style-name="ce21" office:value-type="float" office:value="13448188.7489194" calcext:value-type="float">
            <text:p><text:s/>13,448,189 <text:s/></text:p>
          </table:table-cell>
          <table:table-cell table:style-name="ce25" office:value-type="float" office:value="95883.5555555556" calcext:value-type="float">
            <text:p><text:s/>95,884 <text:s/></text:p>
          </table:table-cell>
          <table:table-cell table:style-name="ce25" office:value-type="float" office:value="13051794.8733217" calcext:value-type="float">
            <text:p><text:s/>13,051,795 <text:s/></text:p>
          </table:table-cell>
          <table:table-cell table:style-name="ce25" office:value-type="float" office:value="153606.556713333" calcext:value-type="float">
            <text:p><text:s/>153,607 <text:s/></text:p>
          </table:table-cell>
          <table:table-cell table:style-name="ce25" office:value-type="float" office:value="4220.56332888889" calcext:value-type="float">
            <text:p><text:s/>4,221 <text:s/></text:p>
          </table:table-cell>
          <table:table-cell table:style-name="ce29" office:value-type="float" office:value="142683.2" calcext:value-type="float">
            <text:p><text:s/>142,683 <text:s/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1"/>
          <table:table-cell table:style-name="ce16"/>
          <table:table-cell table:style-name="ce21" office:value-type="float" office:value="13835320.7933172" calcext:value-type="float">
            <text:p><text:s/>13,835,321 <text:s/></text:p>
          </table:table-cell>
          <table:table-cell table:style-name="ce25" office:value-type="float" office:value="106507.555555556" calcext:value-type="float">
            <text:p><text:s/>106,508 <text:s/></text:p>
          </table:table-cell>
          <table:table-cell table:style-name="ce25" office:value-type="float" office:value="13394392.2384639" calcext:value-type="float">
            <text:p><text:s/>13,394,392 <text:s/></text:p>
          </table:table-cell>
          <table:table-cell table:style-name="ce25" office:value-type="float" office:value="150566.20372" calcext:value-type="float">
            <text:p><text:s/>150,566 <text:s/></text:p>
          </table:table-cell>
          <table:table-cell table:style-name="ce25" office:value-type="float" office:value="3706.12891111111" calcext:value-type="float">
            <text:p><text:s/>3,706 <text:s/></text:p>
          </table:table-cell>
          <table:table-cell table:style-name="ce29" office:value-type="float" office:value="180148.666666667" calcext:value-type="float">
            <text:p><text:s/>180,149 <text:s/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1"/>
          <table:table-cell table:style-name="ce16"/>
          <table:table-cell table:style-name="ce21" office:value-type="float" office:value="13688220.3105817" calcext:value-type="float">
            <text:p><text:s/>13,688,220 <text:s/></text:p>
          </table:table-cell>
          <table:table-cell table:style-name="ce25" office:value-type="float" office:value="108576.888888889" calcext:value-type="float">
            <text:p><text:s/>108,577 <text:s/></text:p>
          </table:table-cell>
          <table:table-cell table:style-name="ce25" office:value-type="float" office:value="13228405.9933439" calcext:value-type="float">
            <text:p><text:s/>13,228,406 <text:s/></text:p>
          </table:table-cell>
          <table:table-cell table:style-name="ce25" office:value-type="float" office:value="155096.591604444" calcext:value-type="float">
            <text:p><text:s/>155,097 <text:s/></text:p>
          </table:table-cell>
          <table:table-cell table:style-name="ce25" office:value-type="float" office:value="3610.30341111111" calcext:value-type="float">
            <text:p><text:s/>3,610 <text:s/></text:p>
          </table:table-cell>
          <table:table-cell table:style-name="ce29" office:value-type="float" office:value="192530.533333333" calcext:value-type="float">
            <text:p><text:s/>192,531 <text:s/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1"/>
          <table:table-cell table:style-name="ce16"/>
          <table:table-cell table:style-name="ce21" office:value-type="float" office:value="13314775.0906984" calcext:value-type="float">
            <text:p><text:s/>13,314,775 <text:s/></text:p>
          </table:table-cell>
          <table:table-cell table:style-name="ce25" office:value-type="float" office:value="108521.438222222" calcext:value-type="float">
            <text:p><text:s/>108,521 <text:s/></text:p>
          </table:table-cell>
          <table:table-cell table:style-name="ce25" office:value-type="float" office:value="12989690.7010406" calcext:value-type="float">
            <text:p><text:s/>12,989,691 <text:s/></text:p>
          </table:table-cell>
          <table:table-cell table:style-name="ce25" office:value-type="float" office:value="156668.482077778" calcext:value-type="float">
            <text:p><text:s/>156,668 <text:s/></text:p>
          </table:table-cell>
          <table:table-cell table:style-name="ce25" office:value-type="float" office:value="3589.27469111111" calcext:value-type="float">
            <text:p><text:s/>3,589 <text:s/></text:p>
          </table:table-cell>
          <table:table-cell table:style-name="ce29" office:value-type="float" office:value="56305.1946666667" calcext:value-type="float">
            <text:p><text:s/>56,305 <text:s/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1"/>
          <table:table-cell table:style-name="ce16"/>
          <table:table-cell table:style-name="ce21" office:value-type="float" office:value="13402339.7762198" calcext:value-type="float">
            <text:p><text:s/>13,402,340 <text:s/></text:p>
          </table:table-cell>
          <table:table-cell table:style-name="ce25" office:value-type="float" office:value="104128.682666667" calcext:value-type="float">
            <text:p><text:s/>104,129 <text:s/></text:p>
          </table:table-cell>
          <table:table-cell table:style-name="ce25" office:value-type="float" office:value="13094732.5150754" calcext:value-type="float">
            <text:p><text:s/>13,094,733 <text:s/></text:p>
          </table:table-cell>
          <table:table-cell table:style-name="ce25" office:value-type="float" office:value="139834.242242222" calcext:value-type="float">
            <text:p><text:s/>139,834 <text:s/></text:p>
          </table:table-cell>
          <table:table-cell table:style-name="ce25" office:value-type="float" office:value="3545.19730222222" calcext:value-type="float">
            <text:p><text:s/>3,545 <text:s/></text:p>
          </table:table-cell>
          <table:table-cell table:style-name="ce29" office:value-type="float" office:value="60099.1389333333" calcext:value-type="float">
            <text:p><text:s/>60,099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/>
          <table:table-cell table:style-name="ce16"/>
          <table:table-cell table:style-name="ce21"/>
          <table:table-cell table:style-name="ce25" table:number-columns-repeated="4"/>
          <table:table-cell table:style-name="ce29"/>
          <table:table-cell table:number-columns-repeated="1015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1" office:value-type="string" calcext:value-type="string">
            <text:p><text:s/>1月</text:p>
          </table:table-cell>
          <table:table-cell table:style-name="ce16"/>
          <table:table-cell table:style-name="ce21" office:value-type="float" office:value="1034522.17476048" calcext:value-type="float">
            <text:p><text:s/>1,034,522 <text:s/></text:p>
          </table:table-cell>
          <table:table-cell table:style-name="ce25" office:value-type="float" office:value="6442.696" calcext:value-type="float">
            <text:p><text:s/>6,443 <text:s/></text:p>
          </table:table-cell>
          <table:table-cell table:style-name="ce25" office:value-type="float" office:value="1009902.55534837" calcext:value-type="float">
            <text:p><text:s/>1,009,903 <text:s/></text:p>
          </table:table-cell>
          <table:table-cell table:style-name="ce25" office:value-type="float" office:value="11663.1218177778" calcext:value-type="float">
            <text:p><text:s/>11,663 <text:s/></text:p>
          </table:table-cell>
          <table:table-cell table:style-name="ce25" office:value-type="float" office:value="268.738261" calcext:value-type="float">
            <text:p><text:s/>269 <text:s/></text:p>
          </table:table-cell>
          <table:table-cell table:style-name="ce29" office:value-type="float" office:value="6245.06333333333" calcext:value-type="float">
            <text:p><text:s/>6,245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6"/>
          <table:table-cell table:style-name="ce21" office:value-type="float" office:value="1024544.03517026" calcext:value-type="float">
            <text:p><text:s/>1,024,544 <text:s/></text:p>
          </table:table-cell>
          <table:table-cell table:style-name="ce25" office:value-type="float" office:value="3765.65422222222" calcext:value-type="float">
            <text:p><text:s/>3,766 <text:s/></text:p>
          </table:table-cell>
          <table:table-cell table:style-name="ce25" office:value-type="float" office:value="1004618.28641597" calcext:value-type="float">
            <text:p><text:s/>1,004,618 <text:s/></text:p>
          </table:table-cell>
          <table:table-cell table:style-name="ce25" office:value-type="float" office:value="10515.7502222222" calcext:value-type="float">
            <text:p><text:s/>10,516 <text:s/></text:p>
          </table:table-cell>
          <table:table-cell table:style-name="ce25" office:value-type="float" office:value="228.067509844444" calcext:value-type="float">
            <text:p><text:s/>228 <text:s/></text:p>
          </table:table-cell>
          <table:table-cell table:style-name="ce29" office:value-type="float" office:value="5416.2768" calcext:value-type="float">
            <text:p><text:s/>5,416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6"/>
          <table:table-cell table:style-name="ce21" office:value-type="float" office:value="1063716.08876923" calcext:value-type="float">
            <text:p><text:s/>1,063,716 <text:s/></text:p>
          </table:table-cell>
          <table:table-cell table:style-name="ce25" office:value-type="float" office:value="3370.54577777778" calcext:value-type="float">
            <text:p><text:s/>3,371 <text:s/></text:p>
          </table:table-cell>
          <table:table-cell table:style-name="ce25" office:value-type="float" office:value="1045008.22401487" calcext:value-type="float">
            <text:p><text:s/>1,045,008 <text:s/></text:p>
          </table:table-cell>
          <table:table-cell table:style-name="ce25" office:value-type="float" office:value="11402.1104644444" calcext:value-type="float">
            <text:p><text:s/>11,402 <text:s/></text:p>
          </table:table-cell>
          <table:table-cell table:style-name="ce25" office:value-type="float" office:value="192.5011788" calcext:value-type="float">
            <text:p><text:s/>193 <text:s/></text:p>
          </table:table-cell>
          <table:table-cell table:style-name="ce29" office:value-type="float" office:value="3742.70733333333" calcext:value-type="float">
            <text:p><text:s/>3,743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6"/>
          <table:table-cell table:style-name="ce21" office:value-type="float" office:value="1048204.15583118" calcext:value-type="float">
            <text:p><text:s/>1,048,204 <text:s/></text:p>
          </table:table-cell>
          <table:table-cell table:style-name="ce25" office:value-type="float" office:value="3588.10755555556" calcext:value-type="float">
            <text:p><text:s/>3,588 <text:s/></text:p>
          </table:table-cell>
          <table:table-cell table:style-name="ce25" office:value-type="float" office:value="1029458.26218278" calcext:value-type="float">
            <text:p><text:s/>1,029,458 <text:s/></text:p>
          </table:table-cell>
          <table:table-cell table:style-name="ce25" office:value-type="float" office:value="10940.8972577778" calcext:value-type="float">
            <text:p><text:s/>10,941 <text:s/></text:p>
          </table:table-cell>
          <table:table-cell table:style-name="ce25" office:value-type="float" office:value="225.105235066667" calcext:value-type="float">
            <text:p><text:s/>225 <text:s/></text:p>
          </table:table-cell>
          <table:table-cell table:style-name="ce29" office:value-type="float" office:value="3991.7836" calcext:value-type="float">
            <text:p><text:s/>3,992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6"/>
          <table:table-cell table:style-name="ce21" office:value-type="float" office:value="1263141.05021195" calcext:value-type="float">
            <text:p><text:s/>1,263,141 <text:s/></text:p>
          </table:table-cell>
          <table:table-cell table:style-name="ce25" office:value-type="float" office:value="3634.57155555556" calcext:value-type="float">
            <text:p><text:s/>3,635 <text:s/></text:p>
          </table:table-cell>
          <table:table-cell table:style-name="ce25" office:value-type="float" office:value="1243758.33593122" calcext:value-type="float">
            <text:p><text:s/>1,243,758 <text:s/></text:p>
          </table:table-cell>
          <table:table-cell table:style-name="ce25" office:value-type="float" office:value="10875.4651933333" calcext:value-type="float">
            <text:p><text:s/>10,875 <text:s/></text:p>
          </table:table-cell>
          <table:table-cell table:style-name="ce25" office:value-type="float" office:value="262.207531844444" calcext:value-type="float">
            <text:p><text:s/>262 <text:s/></text:p>
          </table:table-cell>
          <table:table-cell table:style-name="ce29" office:value-type="float" office:value="4610.47" calcext:value-type="float">
            <text:p><text:s/>4,610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6"/>
          <table:table-cell table:style-name="ce21" office:value-type="float" office:value="1099475.85344349" calcext:value-type="float">
            <text:p><text:s/>1,099,476 <text:s/></text:p>
          </table:table-cell>
          <table:table-cell table:style-name="ce25" office:value-type="float" office:value="6508.84266666667" calcext:value-type="float">
            <text:p><text:s/>6,509 <text:s/></text:p>
          </table:table-cell>
          <table:table-cell table:style-name="ce25" office:value-type="float" office:value="1075615.39823098" calcext:value-type="float">
            <text:p><text:s/>1,075,615 <text:s/></text:p>
          </table:table-cell>
          <table:table-cell table:style-name="ce25" office:value-type="float" office:value="11585.8333311111" calcext:value-type="float">
            <text:p><text:s/>11,586 <text:s/></text:p>
          </table:table-cell>
          <table:table-cell table:style-name="ce25" office:value-type="float" office:value="239.0554814" calcext:value-type="float">
            <text:p><text:s/>239 <text:s/></text:p>
          </table:table-cell>
          <table:table-cell table:style-name="ce29" office:value-type="float" office:value="5526.72373333333" calcext:value-type="float">
            <text:p><text:s/>5,527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6"/>
          <table:table-cell table:style-name="ce21" office:value-type="float" office:value="1154332.63047334" calcext:value-type="float">
            <text:p><text:s/>1,154,333 <text:s/></text:p>
          </table:table-cell>
          <table:table-cell table:style-name="ce25" office:value-type="float" office:value="11125.48" calcext:value-type="float">
            <text:p><text:s/>11,125 <text:s/></text:p>
          </table:table-cell>
          <table:table-cell table:style-name="ce25" office:value-type="float" office:value="1126130.43009765" calcext:value-type="float">
            <text:p><text:s/>1,126,130 <text:s/></text:p>
          </table:table-cell>
          <table:table-cell table:style-name="ce25" office:value-type="float" office:value="12285.9294866667" calcext:value-type="float">
            <text:p><text:s/>12,286 <text:s/></text:p>
          </table:table-cell>
          <table:table-cell table:style-name="ce25" office:value-type="float" office:value="256.168622355556" calcext:value-type="float">
            <text:p><text:s/>256 <text:s/></text:p>
          </table:table-cell>
          <table:table-cell table:style-name="ce29" office:value-type="float" office:value="4534.62226666667" calcext:value-type="float">
            <text:p><text:s/>4,535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6"/>
          <table:table-cell table:style-name="ce21" office:value-type="float" office:value="1190902.99468804" calcext:value-type="float">
            <text:p><text:s/>1,190,903 <text:s/></text:p>
          </table:table-cell>
          <table:table-cell table:style-name="ce25" office:value-type="float" office:value="11499.6506666667" calcext:value-type="float">
            <text:p><text:s/>11,500 <text:s/></text:p>
          </table:table-cell>
          <table:table-cell table:style-name="ce25" office:value-type="float" office:value="1161979.2307692" calcext:value-type="float">
            <text:p><text:s/>1,161,979 <text:s/></text:p>
          </table:table-cell>
          <table:table-cell table:style-name="ce25" office:value-type="float" office:value="12344.3296333333" calcext:value-type="float">
            <text:p><text:s/>12,344 <text:s/></text:p>
          </table:table-cell>
          <table:table-cell table:style-name="ce25" office:value-type="float" office:value="263.923618844444" calcext:value-type="float">
            <text:p><text:s/>264 <text:s/></text:p>
          </table:table-cell>
          <table:table-cell table:style-name="ce29" office:value-type="float" office:value="4815.86" calcext:value-type="float">
            <text:p><text:s/>4,816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6"/>
          <table:table-cell table:style-name="ce21" office:value-type="float" office:value="1126436.17706615" calcext:value-type="float">
            <text:p><text:s/>1,126,436 <text:s/></text:p>
          </table:table-cell>
          <table:table-cell table:style-name="ce25" office:value-type="float" office:value="8972.32266666667" calcext:value-type="float">
            <text:p><text:s/>8,972 <text:s/></text:p>
          </table:table-cell>
          <table:table-cell table:style-name="ce25" office:value-type="float" office:value="1098382.89700606" calcext:value-type="float">
            <text:p><text:s/>1,098,383 <text:s/></text:p>
          </table:table-cell>
          <table:table-cell table:style-name="ce25" office:value-type="float" office:value="11958.1948888889" calcext:value-type="float">
            <text:p><text:s/>11,958 <text:s/></text:p>
          </table:table-cell>
          <table:table-cell table:style-name="ce25" office:value-type="float" office:value="248.460237866667" calcext:value-type="float">
            <text:p><text:s/>248 <text:s/></text:p>
          </table:table-cell>
          <table:table-cell table:style-name="ce29" office:value-type="float" office:value="6874.30226666667" calcext:value-type="float">
            <text:p><text:s/>6,874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6"/>
          <table:table-cell table:style-name="ce21" office:value-type="float" office:value="1115030.5290255" calcext:value-type="float">
            <text:p><text:s/>1,115,031 <text:s/></text:p>
          </table:table-cell>
          <table:table-cell table:style-name="ce25" office:value-type="float" office:value="8804.888" calcext:value-type="float">
            <text:p><text:s/>8,805 <text:s/></text:p>
          </table:table-cell>
          <table:table-cell table:style-name="ce25" office:value-type="float" office:value="1089456.78198728" calcext:value-type="float">
            <text:p><text:s/>1,089,457 <text:s/></text:p>
          </table:table-cell>
          <table:table-cell table:style-name="ce25" office:value-type="float" office:value="11967.7370511111" calcext:value-type="float">
            <text:p><text:s/>11,968 <text:s/></text:p>
          </table:table-cell>
          <table:table-cell table:style-name="ce25" office:value-type="float" office:value="247.928387111111" calcext:value-type="float">
            <text:p><text:s/>248 <text:s/></text:p>
          </table:table-cell>
          <table:table-cell table:style-name="ce29" office:value-type="float" office:value="4553.1936" calcext:value-type="float">
            <text:p><text:s/>4,553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6"/>
          <table:table-cell table:style-name="ce21" office:value-type="float" office:value="1217942.97555457" calcext:value-type="float">
            <text:p><text:s/>1,217,943 <text:s/></text:p>
          </table:table-cell>
          <table:table-cell table:style-name="ce25" office:value-type="float" office:value="5883.68444444444" calcext:value-type="float">
            <text:p><text:s/>5,884 <text:s/></text:p>
          </table:table-cell>
          <table:table-cell table:style-name="ce25" office:value-type="float" office:value="1192838.77660144" calcext:value-type="float">
            <text:p><text:s/>1,192,839 <text:s/></text:p>
          </table:table-cell>
          <table:table-cell table:style-name="ce25" office:value-type="float" office:value="11612.73746" calcext:value-type="float">
            <text:p><text:s/>11,613 <text:s/></text:p>
          </table:table-cell>
          <table:table-cell table:style-name="ce25" office:value-type="float" office:value="249.785315355555" calcext:value-type="float">
            <text:p><text:s/>250 <text:s/></text:p>
          </table:table-cell>
          <table:table-cell table:style-name="ce29" office:value-type="float" office:value="7357.99173333333" calcext:value-type="float">
            <text:p><text:s/>7,358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1 - 11月</text:p>
          </table:table-cell>
          <table:table-cell table:style-name="ce16"/>
          <table:table-cell table:style-name="ce21" office:value-type="float" office:value="12338248.6649942" calcext:value-type="float">
            <text:p><text:s/>12,338,249 <text:s/></text:p>
          </table:table-cell>
          <table:table-cell table:style-name="ce25" office:value-type="float" office:value="73596.4435555556" calcext:value-type="float">
            <text:p><text:s/>73,596 <text:s/></text:p>
          </table:table-cell>
          <table:table-cell table:style-name="ce25" office:value-type="float" office:value="12077149.1785858" calcext:value-type="float">
            <text:p><text:s/>12,077,149 <text:s/></text:p>
          </table:table-cell>
          <table:table-cell table:style-name="ce25" office:value-type="float" office:value="127152.106806667" calcext:value-type="float">
            <text:p><text:s/>127,152 <text:s/></text:p>
          </table:table-cell>
          <table:table-cell table:style-name="ce25" office:value-type="float" office:value="2681.94137948889" calcext:value-type="float">
            <text:p><text:s/>2,682 <text:s/></text:p>
          </table:table-cell>
          <table:table-cell table:style-name="ce29" office:value-type="float" office:value="57668.9946666667" calcext:value-type="float">
            <text:p><text:s/>57,669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12月</text:p>
          </table:table-cell>
          <table:table-cell table:style-name="ce16"/>
          <table:table-cell table:style-name="ce21" office:value-type="float" office:value="1169364.85013424" calcext:value-type="float">
            <text:p><text:s/>1,169,365 <text:s/></text:p>
          </table:table-cell>
          <table:table-cell table:style-name="ce25" office:value-type="float" office:value="6067.12266666667" calcext:value-type="float">
            <text:p><text:s/>6,067 <text:s/></text:p>
          </table:table-cell>
          <table:table-cell table:style-name="ce25" office:value-type="float" office:value="1144525.45126324" calcext:value-type="float">
            <text:p><text:s/>1,144,525 <text:s/></text:p>
          </table:table-cell>
          <table:table-cell table:style-name="ce25" office:value-type="float" office:value="11564.1897911111" calcext:value-type="float">
            <text:p><text:s/>11,564 <text:s/></text:p>
          </table:table-cell>
          <table:table-cell table:style-name="ce25" office:value-type="float" office:value="270.598679888889" calcext:value-type="float">
            <text:p><text:s/>271 <text:s/></text:p>
          </table:table-cell>
          <table:table-cell table:style-name="ce29" office:value-type="float" office:value="6937.48773333333" calcext:value-type="float">
            <text:p><text:s/>6,937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1 - 12月</text:p>
          </table:table-cell>
          <table:table-cell table:style-name="ce16"/>
          <table:table-cell table:style-name="ce21" office:value-type="float" office:value="13507613.5151284" calcext:value-type="float">
            <text:p><text:s/>13,507,614 <text:s/></text:p>
          </table:table-cell>
          <table:table-cell table:style-name="ce25" office:value-type="float" office:value="79663.5662222222" calcext:value-type="float">
            <text:p><text:s/>79,664 <text:s/></text:p>
          </table:table-cell>
          <table:table-cell table:style-name="ce25" office:value-type="float" office:value="13221674.6298491" calcext:value-type="float">
            <text:p><text:s/>13,221,675 <text:s/></text:p>
          </table:table-cell>
          <table:table-cell table:style-name="ce25" office:value-type="float" office:value="138716.296597778" calcext:value-type="float">
            <text:p><text:s/>138,716 <text:s/></text:p>
          </table:table-cell>
          <table:table-cell table:style-name="ce25" office:value-type="float" office:value="2952.54005937778" calcext:value-type="float">
            <text:p><text:s/>2,953 <text:s/></text:p>
          </table:table-cell>
          <table:table-cell table:style-name="ce29" office:value-type="float" office:value="64606.4824" calcext:value-type="float">
            <text:p><text:s/>64,606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/>
          <table:table-cell table:style-name="ce16"/>
          <table:table-cell table:style-name="ce21"/>
          <table:table-cell table:style-name="ce25" table:number-columns-repeated="4"/>
          <table:table-cell table:style-name="ce29"/>
          <table:table-cell table:number-columns-repeated="1015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1" office:value-type="string" calcext:value-type="string">
            <text:p><text:s/>1月</text:p>
          </table:table-cell>
          <table:table-cell table:style-name="ce16"/>
          <table:table-cell table:style-name="ce21" office:value-type="float" office:value="1080257.5342572" calcext:value-type="float">
            <text:p><text:s/>1,080,258 <text:s/></text:p>
          </table:table-cell>
          <table:table-cell table:style-name="ce25" office:value-type="float" office:value="5553.61333333333" calcext:value-type="float">
            <text:p><text:s/>5,554 <text:s/></text:p>
          </table:table-cell>
          <table:table-cell table:style-name="ce25" office:value-type="float" office:value="1054876.72407392" calcext:value-type="float">
            <text:p><text:s/>1,054,877 <text:s/></text:p>
          </table:table-cell>
          <table:table-cell table:style-name="ce25" office:value-type="float" office:value="11532.4007666667" calcext:value-type="float">
            <text:p><text:s/>11,532 <text:s/></text:p>
          </table:table-cell>
          <table:table-cell table:style-name="ce25" office:value-type="float" office:value="249.265683288889" calcext:value-type="float">
            <text:p><text:s/>249 <text:s/></text:p>
          </table:table-cell>
          <table:table-cell table:style-name="ce29" office:value-type="float" office:value="8045.5304" calcext:value-type="float">
            <text:p><text:s/>8,046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6"/>
          <table:table-cell table:style-name="ce21" office:value-type="float" office:value="1071821.3350745" calcext:value-type="float">
            <text:p><text:s/>1,071,821 <text:s/></text:p>
          </table:table-cell>
          <table:table-cell table:style-name="ce25" office:value-type="float" office:value="5690.41422222222" calcext:value-type="float">
            <text:p><text:s/>5,690 <text:s/></text:p>
          </table:table-cell>
          <table:table-cell table:style-name="ce25" office:value-type="float" office:value="1048687.77240659" calcext:value-type="float">
            <text:p><text:s/>1,048,688 <text:s/></text:p>
          </table:table-cell>
          <table:table-cell table:style-name="ce25" office:value-type="float" office:value="10830.0749666667" calcext:value-type="float">
            <text:p><text:s/>10,830 <text:s/></text:p>
          </table:table-cell>
          <table:table-cell table:style-name="ce25" office:value-type="float" office:value="239.842812355556" calcext:value-type="float">
            <text:p><text:s/>240 <text:s/></text:p>
          </table:table-cell>
          <table:table-cell table:style-name="ce29" office:value-type="float" office:value="6373.23066666667" calcext:value-type="float">
            <text:p><text:s/>6,373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6"/>
          <table:table-cell table:style-name="ce21" office:value-type="float" office:value="1111436.1316321" calcext:value-type="float">
            <text:p><text:s/>1,111,436 <text:s/></text:p>
          </table:table-cell>
          <table:table-cell table:style-name="ce25" office:value-type="float" office:value="5527.82933333333" calcext:value-type="float">
            <text:p><text:s/>5,528 <text:s/></text:p>
          </table:table-cell>
          <table:table-cell table:style-name="ce25" office:value-type="float" office:value="1083882.69641707" calcext:value-type="float">
            <text:p><text:s/>1,083,883 <text:s/></text:p>
          </table:table-cell>
          <table:table-cell table:style-name="ce25" office:value-type="float" office:value="11922.8990555556" calcext:value-type="float">
            <text:p><text:s/>11,923 <text:s/></text:p>
          </table:table-cell>
          <table:table-cell table:style-name="ce25" office:value-type="float" office:value="265.5494928" calcext:value-type="float">
            <text:p><text:s/>266 <text:s/></text:p>
          </table:table-cell>
          <table:table-cell table:style-name="ce29" office:value-type="float" office:value="9837.15733333333" calcext:value-type="float">
            <text:p><text:s/>9,837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6"/>
          <table:table-cell table:style-name="ce21" office:value-type="float" office:value="1052731.66330955" calcext:value-type="float">
            <text:p><text:s/>1,052,732 <text:s/></text:p>
          </table:table-cell>
          <table:table-cell table:style-name="ce25" office:value-type="float" office:value="8524.04622222222" calcext:value-type="float">
            <text:p><text:s/>8,524 <text:s/></text:p>
          </table:table-cell>
          <table:table-cell table:style-name="ce25" office:value-type="float" office:value="1023055.45207853" calcext:value-type="float">
            <text:p><text:s/>1,023,055 <text:s/></text:p>
          </table:table-cell>
          <table:table-cell table:style-name="ce25" office:value-type="float" office:value="11842.3566155556" calcext:value-type="float">
            <text:p><text:s/>11,842 <text:s/></text:p>
          </table:table-cell>
          <table:table-cell table:style-name="ce25" office:value-type="float" office:value="245.421326577778" calcext:value-type="float">
            <text:p><text:s/>245 <text:s/></text:p>
          </table:table-cell>
          <table:table-cell table:style-name="ce29" office:value-type="float" office:value="9064.38706666667" calcext:value-type="float">
            <text:p><text:s/>9,064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6"/>
          <table:table-cell table:style-name="ce21" office:value-type="float" office:value="1103028.14706592" calcext:value-type="float">
            <text:p><text:s/>1,103,028 <text:s/></text:p>
          </table:table-cell>
          <table:table-cell table:style-name="ce25" office:value-type="float" office:value="6914.20888888889" calcext:value-type="float">
            <text:p><text:s/>6,914 <text:s/></text:p>
          </table:table-cell>
          <table:table-cell table:style-name="ce25" office:value-type="float" office:value="1074320.3763861" calcext:value-type="float">
            <text:p><text:s/>1,074,320 <text:s/></text:p>
          </table:table-cell>
          <table:table-cell table:style-name="ce25" office:value-type="float" office:value="11453.9226933333" calcext:value-type="float">
            <text:p><text:s/>11,454 <text:s/></text:p>
          </table:table-cell>
          <table:table-cell table:style-name="ce25" office:value-type="float" office:value="254.6426976" calcext:value-type="float">
            <text:p><text:s/>255 <text:s/></text:p>
          </table:table-cell>
          <table:table-cell table:style-name="ce29" office:value-type="float" office:value="10084.9964" calcext:value-type="float">
            <text:p><text:s/>10,085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6"/>
          <table:table-cell table:style-name="ce21" office:value-type="float" office:value="847579.735741691" calcext:value-type="float">
            <text:p><text:s/>847,580 <text:s/></text:p>
          </table:table-cell>
          <table:table-cell table:style-name="ce25" office:value-type="float" office:value="1167.49155555556" calcext:value-type="float">
            <text:p><text:s/>1,167 <text:s/></text:p>
          </table:table-cell>
          <table:table-cell table:style-name="ce25" office:value-type="float" office:value="828171.899413136" calcext:value-type="float">
            <text:p><text:s/>828,172 <text:s/></text:p>
          </table:table-cell>
          <table:table-cell table:style-name="ce25" office:value-type="float" office:value="9168.14627555556" calcext:value-type="float">
            <text:p><text:s/>9,168 <text:s/></text:p>
          </table:table-cell>
          <table:table-cell table:style-name="ce25" office:value-type="float" office:value="229.037297444444" calcext:value-type="float">
            <text:p><text:s/>229 <text:s/></text:p>
          </table:table-cell>
          <table:table-cell table:style-name="ce29" office:value-type="float" office:value="8843.1612" calcext:value-type="float">
            <text:p><text:s/>8,843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6"/>
          <table:table-cell table:style-name="ce21" office:value-type="float" office:value="981445.047035573" calcext:value-type="float">
            <text:p><text:s/>981,445 <text:s/></text:p>
          </table:table-cell>
          <table:table-cell table:style-name="ce25" office:value-type="float" office:value="1720.648" calcext:value-type="float">
            <text:p><text:s/>1,721 <text:s/></text:p>
          </table:table-cell>
          <table:table-cell table:style-name="ce25" office:value-type="float" office:value="959092.916798595" calcext:value-type="float">
            <text:p><text:s/>959,093 <text:s/></text:p>
          </table:table-cell>
          <table:table-cell table:style-name="ce25" office:value-type="float" office:value="9772.86655111111" calcext:value-type="float">
            <text:p><text:s/>9,773 <text:s/></text:p>
          </table:table-cell>
          <table:table-cell table:style-name="ce25" office:value-type="float" office:value="233.1122192" calcext:value-type="float">
            <text:p><text:s/>233 <text:s/></text:p>
          </table:table-cell>
          <table:table-cell table:style-name="ce29" office:value-type="float" office:value="10625.5034666667" calcext:value-type="float">
            <text:p><text:s/>10,626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6"/>
          <table:table-cell table:style-name="ce21" office:value-type="float" office:value="1064843.64709094" calcext:value-type="float">
            <text:p><text:s/>1,064,844 <text:s/></text:p>
          </table:table-cell>
          <table:table-cell table:style-name="ce25" office:value-type="float" office:value="2551.592" calcext:value-type="float">
            <text:p><text:s/>2,552 <text:s/></text:p>
          </table:table-cell>
          <table:table-cell table:style-name="ce25" office:value-type="float" office:value="1040787.4835265" calcext:value-type="float">
            <text:p><text:s/>1,040,787 <text:s/></text:p>
          </table:table-cell>
          <table:table-cell table:style-name="ce25" office:value-type="float" office:value="11334.7269" calcext:value-type="float">
            <text:p><text:s/>11,335 <text:s/></text:p>
          </table:table-cell>
          <table:table-cell table:style-name="ce25" office:value-type="float" office:value="235.667997777778" calcext:value-type="float">
            <text:p><text:s/>236 <text:s/></text:p>
          </table:table-cell>
          <table:table-cell table:style-name="ce29" office:value-type="float" office:value="9934.17666666667" calcext:value-type="float">
            <text:p><text:s/>9,934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6"/>
          <table:table-cell table:style-name="ce21" office:value-type="float" office:value="1074583.89780448" calcext:value-type="float">
            <text:p><text:s/>1,074,584 <text:s/></text:p>
          </table:table-cell>
          <table:table-cell table:style-name="ce25" office:value-type="float" office:value="4716.32888888889" calcext:value-type="float">
            <text:p><text:s/>4,716 <text:s/></text:p>
          </table:table-cell>
          <table:table-cell table:style-name="ce25" office:value-type="float" office:value="1048154.82838193" calcext:value-type="float">
            <text:p><text:s/>1,048,155 <text:s/></text:p>
          </table:table-cell>
          <table:table-cell table:style-name="ce25" office:value-type="float" office:value="11346.4034711111" calcext:value-type="float">
            <text:p><text:s/>11,346 <text:s/></text:p>
          </table:table-cell>
          <table:table-cell table:style-name="ce25" office:value-type="float" office:value="228.505062555556" calcext:value-type="float">
            <text:p><text:s/>229 <text:s/></text:p>
          </table:table-cell>
          <table:table-cell table:style-name="ce29" office:value-type="float" office:value="10137.832" calcext:value-type="float">
            <text:p><text:s/>10,138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6"/>
          <table:table-cell table:style-name="ce21" office:value-type="float" office:value="1231759.62416698" calcext:value-type="float">
            <text:p><text:s/>1,231,760 <text:s/></text:p>
          </table:table-cell>
          <table:table-cell table:style-name="ce25" office:value-type="float" office:value="4537.02133333333" calcext:value-type="float">
            <text:p><text:s/>4,537 <text:s/></text:p>
          </table:table-cell>
          <table:table-cell table:style-name="ce25" office:value-type="float" office:value="1206178.01140776" calcext:value-type="float">
            <text:p><text:s/>1,206,178 <text:s/></text:p>
          </table:table-cell>
          <table:table-cell table:style-name="ce25" office:value-type="float" office:value="11436.9662644444" calcext:value-type="float">
            <text:p><text:s/>11,437 <text:s/></text:p>
          </table:table-cell>
          <table:table-cell table:style-name="ce25" office:value-type="float" office:value="231.668094777778" calcext:value-type="float">
            <text:p><text:s/>232 <text:s/></text:p>
          </table:table-cell>
          <table:table-cell table:style-name="ce29" office:value-type="float" office:value="9375.95706666667" calcext:value-type="float">
            <text:p><text:s/>9,376 <text:s/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6"/>
          <table:table-cell table:style-name="ce21" office:value-type="float" office:value="993498.871133118" calcext:value-type="float">
            <text:p><text:s/>993,499 <text:s/></text:p>
          </table:table-cell>
          <table:table-cell table:style-name="ce25" office:value-type="float" office:value="4766.52977777778" calcext:value-type="float">
            <text:p><text:s/>4,767 <text:s/></text:p>
          </table:table-cell>
          <table:table-cell table:style-name="ce25" office:value-type="float" office:value="970406.632176807" calcext:value-type="float">
            <text:p><text:s/>970,407 <text:s/></text:p>
          </table:table-cell>
          <table:table-cell table:style-name="ce25" office:value-type="float" office:value="11152.0802911111" calcext:value-type="float">
            <text:p><text:s/>11,152 <text:s/></text:p>
          </table:table-cell>
          <table:table-cell table:style-name="ce25" office:value-type="float" office:value="201.324220755556" calcext:value-type="float">
            <text:p><text:s/>201 <text:s/></text:p>
          </table:table-cell>
          <table:table-cell table:style-name="ce29" office:value-type="float" office:value="6972.30466666667" calcext:value-type="float">
            <text:p><text:s/>6,972 <text:s/></text:p>
          </table:table-cell>
          <table:table-cell table:number-columns-repeated="1015"/>
        </table:table-row>
        <table:table-row table:style-name="ro4">
          <table:table-cell table:style-name="ce6"/>
          <table:table-cell table:style-name="ce12" office:value-type="string" calcext:value-type="string">
            <text:p>1 - 11月</text:p>
          </table:table-cell>
          <table:table-cell table:style-name="ce17"/>
          <table:table-cell table:style-name="ce22" office:value-type="float" office:value="11612985.6343121" calcext:value-type="float">
            <text:p><text:s/>11,612,986 <text:s/></text:p>
          </table:table-cell>
          <table:table-cell table:style-name="ce26" office:value-type="float" office:value="51669.7235555556" calcext:value-type="float">
            <text:p><text:s/>51,670 <text:s/></text:p>
          </table:table-cell>
          <table:table-cell table:style-name="ce26" office:value-type="float" office:value="11337614.7930669" calcext:value-type="float">
            <text:p><text:s/>11,337,615 <text:s/></text:p>
          </table:table-cell>
          <table:table-cell table:style-name="ce26" office:value-type="float" office:value="121792.843851111" calcext:value-type="float">
            <text:p><text:s/>121,793 <text:s/></text:p>
          </table:table-cell>
          <table:table-cell table:style-name="ce26" office:value-type="float" office:value="2614.03690513333" calcext:value-type="float">
            <text:p><text:s/>2,614 <text:s/></text:p>
          </table:table-cell>
          <table:table-cell table:style-name="ce30" office:value-type="float" office:value="99294.2369333333" calcext:value-type="float">
            <text:p><text:s/>99,294 <text:s/></text:p>
          </table:table-cell>
          <table:table-cell table:number-columns-repeated="1015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8">
      <number:text>-  </number:text>
      <style:map style:condition="value()&gt;0" style:apply-style-name="N188P0"/>
      <style:map style:condition="value()&lt;0" style:apply-style-name="N18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運輸部門能源消費(按運輸型態別)</dc:title>
    <dc:subject>運輸部門能源消費(按運輸型態別)</dc:subject>
    <meta:keyword>能源統計月報</meta:keyword>
    <dc:description>運輸部門能源消費(按運輸型態別)</dc:description>
    <meta:initial-creator>國際合作與能源統計科</meta:initial-creator>
    <meta:creation-date>2012-04-18T16:48:42</meta:creation-date>
    <dc:creator>方文秀</dc:creator>
    <dc:date>2021-12-29T20:19:35</dc:date>
    <meta:print-date>2021-12-29T20:19:32</meta:print-date>
    <meta:document-statistic meta:table-count="1" meta:cell-count="319" meta:object-count="0"/>
    <meta:generator>LibreOffice/5.4.1.2$Windows_x86 LibreOffice_project/ea7cb86e6eeb2bf3a5af73a8f7777ac570321527</meta:generator>
    <meta:user-defined meta:name="EDOID" meta:value-type="float">393702</meta:user-defined>
  </office:meta>
</office:document-meta>
</file>